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9CC0000075934E7A0EC.jpg"/>
  <manifest:file-entry manifest:media-type="image/jpeg" manifest:full-path="Pictures/10000000000001B3000000F0DAEDA8D2.jpg"/>
  <manifest:file-entry manifest:media-type="image/png" manifest:full-path="Pictures/1000000000000125000000D267EE55A4.png"/>
  <manifest:file-entry manifest:media-type="image/jpeg" manifest:full-path="Pictures/10000000000003D5000002BD9E81D3DE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5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2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4cm" fo:padding-top="0.125cm" fo:padding-bottom="0.125cm" fo:padding-left="0.25cm" fo:padding-right="0.25cm" draw:shadow="hidden" draw:shadow-offset-x="0.199cm" draw:shadow-offset-y="0.199cm" draw:shadow-color="#808080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l·lector delgues</text:p>
          </draw:text-box>
        </draw:frame>
        <draw:g>
          <draw:frame draw:style-name="gr1" draw:text-style-name="P1" draw:layer="layout" svg:width="15cm" svg:height="10.105cm" svg:x="7.4cm" svg:y="6.317cm">
            <draw:image xlink:href="Pictures/1000000000000125000000D267EE55A4.png" xlink:type="simple" xlink:show="embed" xlink:actuate="onLoad">
              <text:p/>
            </draw:image>
          </draw:frame>
          <draw:frame draw:style-name="gr2" draw:text-style-name="P3" draw:layer="layout" svg:width="6.388cm" svg:height="1.455cm" svg:x="7.727cm" svg:y="16.745cm">
            <draw:text-box>
              <text:p text:style-name="P2"><text:span text:style-name="T1">Imatge 5.3.1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otor</text:p>
          </draw:text-box>
        </draw:frame>
        <draw:g>
          <draw:frame draw:style-name="gr1" draw:text-style-name="P1" draw:layer="layout" svg:width="19.669cm" svg:height="13.23cm" svg:x="4.531cm" svg:y="4.996cm">
            <draw:image xlink:href="Pictures/10000000000009CC0000075934E7A0EC.jpg" xlink:type="simple" xlink:show="embed" xlink:actuate="onLoad">
              <text:p/>
            </draw:image>
          </draw:frame>
          <draw:frame draw:style-name="gr4" draw:text-style-name="P3" draw:layer="layout" svg:width="4.329cm" svg:height="0.94cm" svg:x="4.4cm" svg:y="18.46cm">
            <draw:text-box>
              <text:p text:style-name="P2"><text:span text:style-name="T1">Imatge 5.3.2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scombretes</text:p>
          </draw:text-box>
        </draw:frame>
        <draw:g>
          <draw:frame draw:style-name="gr1" draw:text-style-name="P1" draw:layer="layout" svg:width="13.688cm" svg:height="8.808cm" svg:x="3.874cm" svg:y="7.72cm">
            <draw:image xlink:href="Pictures/10000000000003D5000002BD9E81D3DE.jpg" xlink:type="simple" xlink:show="embed" xlink:actuate="onLoad">
              <text:p/>
            </draw:image>
          </draw:frame>
          <draw:frame draw:style-name="gr5" draw:text-style-name="P3" draw:layer="layout" svg:width="6.182cm" svg:height="1.302cm" svg:x="3.8cm" svg:y="16.698cm">
            <draw:text-box>
              <text:p text:style-name="P2"><text:span text:style-name="T1">Imatge 5.3.3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àquina c.c.</text:p>
          </draw:text-box>
        </draw:frame>
        <draw:g>
          <draw:frame draw:style-name="gr1" draw:text-style-name="P1" draw:layer="layout" svg:width="16.665cm" svg:height="10.825cm" svg:x="4.935cm" svg:y="5.325cm">
            <draw:image xlink:href="Pictures/10000000000001B3000000F0DAEDA8D2.jpg" xlink:type="simple" xlink:show="embed" xlink:actuate="onLoad">
              <text:p/>
            </draw:image>
          </draw:frame>
          <draw:frame draw:style-name="gr6" draw:text-style-name="P3" draw:layer="layout" svg:width="4.78cm" svg:height="1.364cm" svg:x="5.005cm" svg:y="16.436cm">
            <draw:text-box>
              <text:p text:style-name="P2"><text:span text:style-name="T1">Imatge 5.3.4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5T18:53:55.69</meta:creation-date>
    <meta:generator>LibreOffice/3.5$Windows_x86 LibreOffice_project/dc9775d-05ecbee-0851ad3-1586698-727bf66</meta:generator>
    <dc:date>2014-03-05T18:58:16</dc:date>
    <meta:document-statistic meta:object-count="45"/>
  </office:meta>
</office:document-meta>
</file>